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10" style:family="table-cell">
      <style:table-cell-properties fo:padding="0.0201in" fo:border-left="0.0007in solid #000000" fo:border-right="none" fo:border-top="none" fo:border-bottom="0.0347in solid #000000"/>
    </style:style>
    <style:style style:name="t1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4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5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6" style:family="paragraph" style:parent-style-name="Standard">
      <style:paragraph-properties fo:margin-top="0in" fo:margin-bottom="0in"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7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style:font-size-asian="7pt" style:font-size-complex="7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19" style:family="paragraph" style:parent-style-name="Standard">
      <style:paragraph-properties fo:margin-top="0in" fo:margin-bottom="0in"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0" style:family="paragraph" style:parent-style-name="Standard">
      <style:paragraph-properties fo:margin-top="0in" fo:margin-bottom="0in"/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21" style:family="paragraph" style:parent-style-name="Standard">
      <style:paragraph-properties fo:margin-top="0in" fo:margin-bottom="0in"/>
      <style:text-properties style:font-name="Arial" fo:font-size="10pt" fo:language="en" fo:country="US" style:font-size-asian="10pt" style:font-name-complex="Arial" style:font-size-complex="10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5" style:family="paragraph" style:parent-style-name="Standard">
      <style:paragraph-properties fo:margin-top="0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26" style:family="paragraph" style:parent-style-name="Standard">
      <style:paragraph-properties fo:margin-top="0in" fo:margin-bottom="0in"/>
      <style:text-properties fo:font-size="6pt" style:font-size-asian="6pt" style:font-size-complex="6pt"/>
    </style:style>
    <style:style style:name="P27" style:family="paragraph" style:parent-style-name="Standard">
      <style:paragraph-properties fo:margin-top="0in" fo:margin-bottom="0in"/>
      <style:text-properties fo:font-size="10pt" style:font-size-asian="10pt" style:font-size-complex="10pt"/>
    </style:style>
    <style:style style:name="P28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34" style:family="paragraph" style:parent-style-name="Standard">
      <style:paragraph-properties fo:margin-top="0in" fo:margin-bottom="0in"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35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6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9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0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1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2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3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4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57" style:family="paragraph" style:parent-style-name="Standard">
      <style:paragraph-properties fo:margin-left="0.6598in" fo:margin-right="0in" fo:margin-top="0in" fo:margin-bottom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8" style:family="paragraph" style:parent-style-name="Text_20_body">
      <style:text-properties style:font-name="Arial" fo:font-size="6pt" style:font-size-asian="6pt" style:font-size-complex="6pt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61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6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63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6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6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6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6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6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6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7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7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7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73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74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style:font-name="Arial" fo:font-size="6pt" fo:language="en" fo:country="US" fo:font-style="italic" style:text-underline-style="none" fo:font-weight="bold" style:font-size-asian="6pt" style:font-style-asian="italic" style:font-weight-asian="bold" style:font-name-complex="Arial" style:font-size-complex="6pt" style:font-style-complex="italic" style:font-weight-complex="bold"/>
    </style:style>
    <style:style style:name="T20" style:family="text">
      <style:text-properties style:font-name="Arial" fo:font-size="6pt" fo:language="ru" fo:country="RU" fo:font-style="italic" style:text-underline-style="none" fo:font-weight="bold" style:font-size-asian="6pt" style:font-style-asian="italic" style:font-weight-asian="bold" style:font-name-complex="Arial" style:font-size-complex="6pt" style:font-style-complex="italic" style:font-weight-complex="bold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style="italic" style:font-style-asian="italic"/>
    </style:style>
    <style:style style:name="T23" style:family="text">
      <style:text-properties fo:language="en" fo:country="US" fo:font-style="italic" style:font-style-asian="italic" style:font-style-complex="italic"/>
    </style:style>
    <style:style style:name="T2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5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6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7" style:family="text">
      <style:text-properties fo:language="en" fo:country="US" fo:font-style="normal" style:font-style-asian="normal" style:font-style-complex="normal"/>
    </style:style>
    <style:style style:name="T28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9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0" style:family="text">
      <style:text-properties fo:language="en" fo:country="US" fo:font-weight="normal" style:font-weight-asian="normal" style:font-weight-complex="normal"/>
    </style:style>
    <style:style style:name="T31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2" style:family="text">
      <style:text-properties fo:language="ru" fo:country="RU"/>
    </style:style>
    <style:style style:name="T33" style:family="text">
      <style:text-properties fo:language="ru" fo:country="RU" fo:font-style="italic" style:font-style-asian="italic" style:font-style-complex="italic"/>
    </style:style>
    <style:style style:name="T34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5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6" style:family="text">
      <style:text-properties style:text-position="sub 58%"/>
    </style:style>
    <style:style style:name="T37" style:family="text">
      <style:text-properties style:text-position="sub 58%" fo:language="en" fo:country="US"/>
    </style:style>
    <style:style style:name="T38" style:family="text">
      <style:text-properties style:text-position="sub 58%" fo:language="en" fo:country="US" fo:font-style="italic" style:font-style-asian="italic" style:font-style-complex="italic"/>
    </style:style>
    <style:style style:name="T39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40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1" style:family="text">
      <style:text-properties style:text-position="sub 58%" fo:language="en" fo:country="US" fo:font-style="normal" style:font-style-asian="normal" style:font-style-complex="normal"/>
    </style:style>
    <style:style style:name="T42" style:family="text">
      <style:text-properties style:text-position="sub 58%" fo:font-style="italic" style:font-style-asian="italic" style:font-style-complex="italic"/>
    </style:style>
    <style:style style:name="T43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4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style:text-position="0% 100%" fo:language="en" fo:country="US" fo:font-style="normal" style:font-style-asian="normal" style:font-style-complex="normal"/>
    </style:style>
    <style:style style:name="T48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49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50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1" style:family="text">
      <style:text-properties style:text-position="0% 100%" fo:language="en" fo:country="US" fo:font-style="italic" style:font-style-asian="italic" style:font-style-complex="italic"/>
    </style:style>
    <style:style style:name="T52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3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54" style:family="text">
      <style:text-properties style:text-position="0% 100%" fo:font-style="italic" style:font-style-asian="italic" style:font-style-complex="italic"/>
    </style:style>
    <style:style style:name="T55" style:family="text">
      <style:text-properties style:text-position="0% 100%" fo:font-style="normal" style:font-style-asian="normal" style:font-style-complex="normal"/>
    </style:style>
    <style:style style:name="T56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7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8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9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60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61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2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3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4" style:family="text">
      <style:text-properties style:text-position="0% 100%" style:font-name="Arial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5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6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7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8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9" style:family="text">
      <style:text-properties style:text-position="super 58%" fo:font-style="italic" style:font-style-asian="italic" style:font-style-complex="italic"/>
    </style:style>
    <style:style style:name="T70" style:family="text">
      <style:text-properties style:font-name="Times New Roman" fo:language="en" fo:country="US" style:font-name-complex="Symbol"/>
    </style:style>
    <style:style style:name="T71" style:family="text">
      <style:text-properties style:text-underline-style="none"/>
    </style:style>
    <style:style style:name="T72" style:family="text">
      <style:text-properties style:font-name="sans-serif" fo:language="en" fo:country="US" style:font-name-complex="Arial"/>
    </style:style>
    <style:style style:name="T73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4" style:family="text">
      <style:text-properties style:font-name="sans-serif" fo:font-size="9pt" fo:language="en" fo:country="US" style:font-size-asian="9pt" style:font-name-complex="Arial" style:font-size-complex="9pt"/>
    </style:style>
    <style:style style:name="T75" style:family="text">
      <style:text-properties style:font-name="sans-serif" fo:font-size="9pt" fo:language="ru" fo:country="RU" style:font-size-asian="9pt" style:font-name-complex="Arial" style:font-size-complex="9pt"/>
    </style:style>
    <style:style style:name="T76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7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78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79" style:family="text">
      <style:text-properties fo:font-size="9pt" style:font-size-asian="9pt" style:font-size-complex="9pt"/>
    </style:style>
    <style:style style:name="T80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81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2" style:family="text">
      <style:text-properties fo:font-size="9pt" fo:font-style="italic" style:font-size-asian="9pt" style:font-style-asian="italic" style:font-size-complex="9pt" style:font-style-complex="italic"/>
    </style:style>
    <style:style style:name="T83" style:family="text">
      <style:text-properties fo:font-size="6pt" fo:language="en" fo:country="US" fo:font-weight="normal" style:font-name-asian="Arial" style:font-size-asian="6pt" style:language-asian="zh" style:country-asian="TW" style:font-weight-asian="normal" style:font-name-complex="Arial" style:font-size-complex="6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50">CALIBRATION CERTIFICATE</text:p>
      <text:p text:style-name="P5"/>
      <text:p text:style-name="P25"><text:span text:style-name="T7">Type:</text:span><text:span text:style-name="T8"> </text:span><text:span text:style-name="T9">Personal dosimeter AT2503B/2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6"/>
      <text:p text:style-name="P19">S/n: <text:span text:style-name="T46"><text:s/></text:span><text:span text:style-name="T34">$</text:span><text:span text:style-name="T24">allSerial </text:span></text:p>
      <text:p text:style-name="P26"/>
      <text:p text:style-name="P27"><text:span text:style-name="T73">Measurement range for:</text:span><text:span text:style-name="T72"><text:line-break/></text:span><text:span text:style-name="T74"><text:tab/>-</text:span><text:span text:style-name="Знак_20_примечания"><text:span text:style-name="T76"> <text:s/></text:span></text:span><text:span text:style-name="T74">i</text:span><text:span text:style-name="T75">ndividual dose equivalent:<text:tab/><text:tab/><text:tab/><text:tab/>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5"><text:line-break/><text:tab/>-</text:span><text:span text:style-name="Знак_20_примечания"><text:span text:style-name="T76"> <text:s/></text:span></text:span><text:span text:style-name="T74">i</text:span><text:span text:style-name="T75">ndividual dose equivalent rate:<text:tab/><text:tab/><text:tab/><text:tab/></text:span><text:span text:style-name="T11">1 </text:span><text:span text:style-name="T12">µ</text:span><text:span text:style-name="T13">Sv/h</text:span><text:span text:style-name="T11"> – 10 </text:span><text:span text:style-name="T13">Sv/h</text:span><text:span text:style-name="T19"><text:line-break/></text:span><text:span text:style-name="T20"> </text:span></text:p>
      <text:p text:style-name="P20">Measurement error:</text:p>
      <text:p text:style-name="P32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3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3">relD</text:span><text:span text:style-name="T16">)%<text:line-break/><text:tab/></text:span><text:span text:style-name="T17">where </text:span><text:span text:style-name="T18">U</text:span><text:span text:style-name="T44">relD</text:span><text:span text:style-name="T17"> is the relative expanded uncertainty of the conventional value of a dose as a percentage</text:span></text:p>
      <text:p text:style-name="P31"><text:span text:style-name="T78"><text:tab/></text:span><text:span text:style-name="T29">- <text:s/>dose coefficient of variation (</text:span><text:span text:style-name="T26">H</text:span><text:span text:style-name="T29">&lt;11</text:span><text:span text:style-name="T26">H</text:span><text:span text:style-name="T40">0</text:span><text:span text:style-name="T50">)<text:tab/></text:span><text:span text:style-name="T29"><text:tab/><text:tab/></text:span><text:span text:style-name="T78">±</text:span><text:span text:style-name="T28">(16-</text:span><text:span text:style-name="T25">H</text:span><text:span text:style-name="T28">/</text:span><text:span text:style-name="T25">H</text:span><text:span text:style-name="T39">0</text:span><text:span text:style-name="T48">)%<text:line-break/></text:span><text:span text:style-name="T50"><text:tab/>- <text:s/>dose coefficient of variation (</text:span><text:span text:style-name="T52">H</text:span><text:span text:style-name="T49">⩾</text:span><text:span text:style-name="T50">11</text:span><text:span text:style-name="T52">H</text:span><text:span text:style-name="T40">0</text:span><text:span text:style-name="T50">)<text:tab/><text:tab/><text:tab/></text:span><text:span text:style-name="T60">±</text:span><text:span text:style-name="T56">5</text:span><text:span text:style-name="T48">%</text:span><text:span text:style-name="T29"><text:line-break/><text:tab/>- <text:s/>dose rate</text:span><text:span text:style-name="T35"> </text:span><text:span text:style-name="T29">coefficient of variation (</text:span><text:span text:style-name="T26">Ḣ</text:span><text:span text:style-name="T29">&lt;</text:span><text:span text:style-name="T50">10 µ</text:span><text:span text:style-name="T52">Sv/h</text:span><text:span text:style-name="T50">)<text:tab/></text:span><text:span text:style-name="T29"><text:tab/></text:span><text:span text:style-name="T78">±20</text:span><text:span text:style-name="T48">%<text:line-break/></text:span><text:span text:style-name="T50"><text:tab/>- <text:s/>dose rate coefficient of variation (10µ</text:span><text:span text:style-name="T52">Sv/h</text:span><text:span text:style-name="T50">⩽</text:span><text:span text:style-name="T52">Ḣ</text:span><text:span text:style-name="T50">&lt;60µ</text:span><text:span text:style-name="T52">Sv/h</text:span><text:span text:style-name="T50">)<text:tab/></text:span><text:span text:style-name="T61">±(21-</text:span><text:span text:style-name="T58">Ḣ</text:span><text:span text:style-name="T61">/10µ</text:span><text:span text:style-name="T58">Sv/h</text:span><text:span text:style-name="T61">)</text:span><text:span text:style-name="T48">%</text:span><text:span text:style-name="T50"><text:line-break/><text:tab/>- <text:s/>dose rate coefficient of variation (</text:span><text:span text:style-name="T59">Ḣ</text:span><text:span text:style-name="T62">⩾60µ</text:span><text:span text:style-name="T59">Sv/h</text:span><text:span text:style-name="T50">)<text:tab/><text:tab/></text:span><text:span text:style-name="T61">±15</text:span><text:span text:style-name="T48">%</text:span><text:span text:style-name="T31"><text:line-break/><text:tab/>where </text:span><text:span text:style-name="T26">H</text:span><text:span text:style-name="T40">0</text:span><text:span text:style-name="T31"> is the lower limit of dose measurement</text:span></text:p>
      <text:p text:style-name="P28"/>
      <text:p text:style-name="P21"><text:span text:style-name="T46">Operating conditions:</text:span><text:line-break/><text:span text:style-name="T79"><text:tab/>-</text:span><text:span text:style-name="Знак_20_примечания"><text:span text:style-name="T77"> <text:s/>a</text:span></text:span><text:span text:style-name="T79">ir temperature<text:tab/><text:tab/><text:tab/><text:tab/><text:tab/><text:tab/>+$temp °C<text:line-break/><text:tab/>- </text:span><text:span text:style-name="Знак_20_примечания"><text:span text:style-name="T77"><text:s/>r</text:span></text:span><text:span text:style-name="T79">elative humidity<text:tab/><text:tab/><text:tab/><text:tab/><text:tab/>$vlag %<text:line-break/><text:tab/>-</text:span><text:span text:style-name="Знак_20_примечания"><text:span text:style-name="T77"> <text:s/>g</text:span></text:span><text:span text:style-name="T79">amma radiation background<text:tab/><text:tab/><text:tab/><text:tab/>$bground <text:s/></text:span><text:span text:style-name="T82">nSv/h</text:span></text:p>
      <text:p text:style-name="P57"/>
      <text:p text:style-name="P34"><text:span text:style-name="Знак_20_примечания"><text:span text:style-name="T66">Calibration means</text:span></text:span><text:span text:style-name="Знак_20_примечания"><text:span text:style-name="T68">:</text:span></text:span><text:span text:style-name="Знак_20_примечания"><text:span text:style-name="T67"><text:line-break/><text:tab/></text:span></text:span><text:span text:style-name="Знак_20_примечания"><text:span text:style-name="T81">-</text:span></text:span><text:span text:style-name="Знак_20_примечания"><text:span text:style-name="T80"> $eng_facility_110;<text:line-break/><text:tab/>- $eng_facility_130;</text:span></text:span><text:span text:style-name="Знак_20_примечания"><text:span text:style-name="T65"><text:line-break/></text:span></text:span><text:span text:style-name="Знак_20_примечания"><text:span text:style-name="T83"> </text:span></text:span></text:p>
      <text:p text:style-name="P7"><text:span text:style-name="T21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9"><text:span text:style-name="T2">AT2503B/2 </text:span><text:span text:style-name="T21">(</text:span><text:span text:style-name="T70">γ</text:span><text:span text:style-name="T21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0">Dose rate at check point,</text:p>
            <text:p text:style-name="P14"><text:span text:style-name="T45">Ḣ</text:span><text:span text:style-name="T42">p</text:span><text:span text:style-name="T38">i</text:span><text:span text:style-name="T47">(10)</text:span></text:p>
          </table:table-cell>
          <table:table-cell table:style-name="t1.B2" office:value-type="string">
            <text:p text:style-name="P55">Radia-tion source <text:s/>number</text:p>
          </table:table-cell>
          <table:table-cell table:style-name="t1.B2" office:value-type="string">
            <text:p text:style-name="P15"><text:span text:style-name="T21">Distance to source</text:span>, </text:p>
            <text:p text:style-name="P12">R, сm</text:p>
          </table:table-cell>
          <table:table-cell table:style-name="t1.B2" office:value-type="string">
            <text:p text:style-name="P43">Dose rate measurement</text:p>
            <text:p text:style-name="P39"><text:span text:style-name="T21">at check point</text:span>,</text:p>
            <text:p text:style-name="P39"><text:span text:style-name="T23">Ḣ</text:span><text:span text:style-name="T38">pi</text:span><text:span text:style-name="T47">(10)</text:span></text:p>
          </table:table-cell>
          <table:table-cell table:style-name="t1.B2" office:value-type="string">
            <text:p text:style-name="P35"><text:span text:style-name="T21">Average value</text:span>, </text:p>
            <text:p text:style-name="P36"><text:span text:style-name="T53">Ḣ</text:span><text:span text:style-name="T38">pi</text:span><text:span text:style-name="T47">(10)</text:span></text:p>
          </table:table-cell>
          <table:table-cell table:style-name="t1.B2" office:value-type="string">
            <text:p text:style-name="P13">Response variation</text:p>
            <text:p text:style-name="P56"><text:span text:style-name="T51">R</text:span><text:span text:style-name="T41">w</text:span><text:span text:style-name="T38">i</text:span><text:span text:style-name="T32">,</text:span> %</text:p>
          </table:table-cell>
          <table:table-cell table:style-name="t1.B2" office:value-type="string">
            <text:p text:style-name="P29"><text:span text:style-name="T21">Response variation limits, </text:span><text:span text:style-name="T27">R</text:span><text:span text:style-name="T41">w</text:span><text:span text:style-name="T38">i</text:span><text:span text:style-name="T21">, %</text:span></text:p>
          </table:table-cell>
          <table:table-cell table:style-name="t1.B2" office:value-type="string">
            <text:p text:style-name="P30"><text:span text:style-name="T21">Coefficient of variation </text:span><text:span text:style-name="T22">v</text:span><text:span text:style-name="T38">i</text:span><text:span text:style-name="T21">,</text:span> %</text:p>
          </table:table-cell>
          <table:table-cell table:style-name="t1.I2" office:value-type="string">
            <text:p text:style-name="P22">Coefficient</text:p>
            <text:p text:style-name="P23"><text:span text:style-name="T30">of variation limits</text:span>, </text:p>
            <text:p text:style-name="P23">%</text:p>
          </table:table-cell>
        </table:table-row>
        <table:table-row>
          <table:table-cell table:style-name="t1.A3" office:value-type="string">
            <text:p text:style-name="P41">Background</text:p>
          </table:table-cell>
          <table:table-cell table:style-name="t1.B3" office:value-type="string">
            <text:p text:style-name="P44">—</text:p>
          </table:table-cell>
          <table:table-cell table:style-name="t1.B3" office:value-type="string">
            <text:p text:style-name="P16">$1-d0</text:p>
          </table:table-cell>
          <table:table-cell table:style-name="t1.D3" office:value-type="string">
            <text:section text:style-name="Sect1" text:name="Раздел5">
              <text:p text:style-name="P44">$1-bg0</text:p>
              <text:p text:style-name="P44">$1-bg1</text:p>
              <text:p text:style-name="P44">$1-bg2</text:p>
              <text:p text:style-name="P44">$1-bg3</text:p>
              <text:p text:style-name="P44">$1-bg4</text:p>
              <text:p text:style-name="P44">$1-bg5</text:p>
              <text:p text:style-name="P44">$1-bg6</text:p>
              <text:p text:style-name="P44">$1-bg7</text:p>
              <text:p text:style-name="P40"/>
            </text:section>
          </table:table-cell>
          <table:table-cell table:style-name="t1.B3" office:value-type="string">
            <text:p text:style-name="P16">$1-av-bg</text:p>
          </table:table-cell>
          <table:table-cell table:style-name="t1.B3" office:value-type="string">
            <text:p text:style-name="P16">—</text:p>
          </table:table-cell>
          <table:table-cell table:style-name="t1.B3" office:value-type="string">
            <text:p text:style-name="P16">—</text:p>
          </table:table-cell>
          <table:table-cell table:style-name="t1.B3" office:value-type="string">
            <text:p text:style-name="P16">—</text:p>
          </table:table-cell>
          <table:table-cell table:style-name="t1.I3" office:value-type="string">
            <text:p text:style-name="P11">—</text:p>
          </table:table-cell>
        </table:table-row>
        <table:table-row>
          <table:table-cell table:style-name="t1.A3" office:value-type="string">
            <text:p text:style-name="P15">0.80 µSv/h</text:p>
          </table:table-cell>
          <table:table-cell table:style-name="t1.B3" office:value-type="string">
            <text:p text:style-name="P16">$1-n0</text:p>
          </table:table-cell>
          <table:table-cell table:style-name="t1.B3" office:value-type="string">
            <text:p text:style-name="P16">$1-d0</text:p>
          </table:table-cell>
          <table:table-cell table:style-name="t1.D3" office:value-type="string">
            <text:section text:style-name="Sect1" text:name="Раздел1">
              <text:p text:style-name="P44">$1-m00</text:p>
              <text:p text:style-name="P44">$1-m01</text:p>
              <text:p text:style-name="P44">$1-m02</text:p>
              <text:p text:style-name="P44">$1-m03</text:p>
              <text:p text:style-name="P44">$1-m04</text:p>
              <text:p text:style-name="P44">$1-m05</text:p>
              <text:p text:style-name="P44">$1-m06</text:p>
              <text:p text:style-name="P44">$1-m07</text:p>
              <text:p text:style-name="P44"/>
            </text:section>
          </table:table-cell>
          <table:table-cell table:style-name="t1.B3" office:value-type="string">
            <text:p text:style-name="P16">$1-av0</text:p>
          </table:table-cell>
          <table:table-cell table:style-name="t1.B3" office:value-type="string">
            <text:p text:style-name="P16">$1-o0</text:p>
          </table:table-cell>
          <table:table-cell table:style-name="t1.B3" office:value-type="string">
            <text:p text:style-name="P9"><text:span text:style-name="T63">±</text:span><text:span text:style-name="T57">20</text:span></text:p>
          </table:table-cell>
          <table:table-cell table:style-name="t1.B3" office:value-type="string">
            <text:p text:style-name="P16">$1-q0</text:p>
          </table:table-cell>
          <table:table-cell table:style-name="t1.I3" office:value-type="string">
            <text:p text:style-name="P33">±20</text:p>
          </table:table-cell>
        </table:table-row>
        <table:table-row>
          <table:table-cell table:style-name="t1.A3" office:value-type="string">
            <text:p text:style-name="P15">4.0 mSv/h</text:p>
          </table:table-cell>
          <table:table-cell table:style-name="t1.B3" office:value-type="string">
            <text:p text:style-name="P16">$1-n1</text:p>
          </table:table-cell>
          <table:table-cell table:style-name="t1.B3" office:value-type="string">
            <text:p text:style-name="P16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44">$1-m11</text:p>
              <text:p text:style-name="P44">$1-m12</text:p>
              <text:p text:style-name="P44">$1-m13</text:p>
              <text:p text:style-name="P44">$1-m14</text:p>
            </text:section>
          </table:table-cell>
          <table:table-cell table:style-name="t1.B3" office:value-type="string">
            <text:p text:style-name="P16">$1-av1</text:p>
          </table:table-cell>
          <table:table-cell table:style-name="t1.B3" office:value-type="string">
            <text:p text:style-name="P16">$1-o1</text:p>
          </table:table-cell>
          <table:table-cell table:style-name="t1.B3" office:value-type="string">
            <text:p text:style-name="P9"><text:span text:style-name="T63">±</text:span><text:span text:style-name="T57">19</text:span></text:p>
          </table:table-cell>
          <table:table-cell table:style-name="t1.B3" office:value-type="string">
            <text:p text:style-name="P16">$1-q1</text:p>
          </table:table-cell>
          <table:table-cell table:style-name="t1.I3" office:value-type="string">
            <text:p text:style-name="P33">±15</text:p>
          </table:table-cell>
        </table:table-row>
        <table:table-row>
          <table:table-cell table:style-name="t1.A3" office:value-type="string">
            <text:p text:style-name="P15">80<text:span text:style-name="T32">.</text:span>0 mSv/h</text:p>
          </table:table-cell>
          <table:table-cell table:style-name="t1.B3" office:value-type="string">
            <text:p text:style-name="P16">$1-n2</text:p>
          </table:table-cell>
          <table:table-cell table:style-name="t1.B3" office:value-type="string">
            <text:p text:style-name="P16">$1-d2</text:p>
          </table:table-cell>
          <table:table-cell table:style-name="t1.D3" office:value-type="string">
            <text:section text:style-name="Sect1" text:name="Раздел3">
              <text:p text:style-name="P3">$1-m20</text:p>
              <text:p text:style-name="P44">$1-m21</text:p>
              <text:p text:style-name="P44">$1-m22</text:p>
              <text:p text:style-name="P44">$1-m23</text:p>
              <text:p text:style-name="P44">$1-m24</text:p>
            </text:section>
          </table:table-cell>
          <table:table-cell table:style-name="t1.B3" office:value-type="string">
            <text:p text:style-name="P16">$1-av2</text:p>
          </table:table-cell>
          <table:table-cell table:style-name="t1.B3" office:value-type="string">
            <text:p text:style-name="P16">$1-o2</text:p>
          </table:table-cell>
          <table:table-cell table:style-name="t1.B3" office:value-type="string">
            <text:p text:style-name="P9"><text:span text:style-name="T63">±</text:span><text:span text:style-name="T57">19</text:span></text:p>
          </table:table-cell>
          <table:table-cell table:style-name="t1.B3" office:value-type="string">
            <text:p text:style-name="P16">$1-q2</text:p>
          </table:table-cell>
          <table:table-cell table:style-name="t1.I3" office:value-type="string">
            <text:p text:style-name="P33">±15</text:p>
          </table:table-cell>
        </table:table-row>
        <table:table-row>
          <table:table-cell table:style-name="t1.A3" office:value-type="string">
            <text:p text:style-name="P17"><text:span text:style-name="T21">4</text:span>00 mSv/h</text:p>
          </table:table-cell>
          <table:table-cell table:style-name="t1.B3" office:value-type="string">
            <text:p text:style-name="P16">$1-n3</text:p>
          </table:table-cell>
          <table:table-cell table:style-name="t1.B3" office:value-type="string">
            <text:p text:style-name="P16">$1-d3</text:p>
          </table:table-cell>
          <table:table-cell table:style-name="t1.D3" office:value-type="string">
            <text:section text:style-name="Sect1" text:name="Раздел85">
              <text:p text:style-name="P3">$1-m30</text:p>
              <text:p text:style-name="P44">$1-m31</text:p>
              <text:p text:style-name="P44">$1-m32</text:p>
              <text:p text:style-name="P44">$1-m33</text:p>
              <text:p text:style-name="P44">$1-m34</text:p>
            </text:section>
          </table:table-cell>
          <table:table-cell table:style-name="t1.B3" office:value-type="string">
            <text:p text:style-name="P16">$1-av3</text:p>
          </table:table-cell>
          <table:table-cell table:style-name="t1.B3" office:value-type="string">
            <text:p text:style-name="P16">$1-o3</text:p>
          </table:table-cell>
          <table:table-cell table:style-name="t1.B3" office:value-type="string">
            <text:p text:style-name="P9"><text:span text:style-name="T63">±</text:span><text:span text:style-name="T57">19</text:span></text:p>
          </table:table-cell>
          <table:table-cell table:style-name="t1.B3" office:value-type="string">
            <text:p text:style-name="P16">$1-q3</text:p>
          </table:table-cell>
          <table:table-cell table:style-name="t1.I3" office:value-type="string">
            <text:p text:style-name="P33">±15</text:p>
          </table:table-cell>
        </table:table-row>
        <table:table-row>
          <table:table-cell table:style-name="t1.A3" office:value-type="string">
            <text:p text:style-name="P17">800 mSv/h</text:p>
          </table:table-cell>
          <table:table-cell table:style-name="t1.B3" office:value-type="string">
            <text:p text:style-name="P16">$1-n<text:span text:style-name="T32">4</text:span></text:p>
          </table:table-cell>
          <table:table-cell table:style-name="t1.B3" office:value-type="string">
            <text:p text:style-name="P16">$1-d<text:span text:style-name="T32">4</text:span></text:p>
          </table:table-cell>
          <table:table-cell table:style-name="t1.D3" office:value-type="string">
            <text:section text:style-name="Sect1" text:name="Раздел4">
              <text:p text:style-name="P3">$1-<text:span text:style-name="T32">m</text:span><text:span text:style-name="T21">4</text:span><text:span text:style-name="T32">0</text:span></text:p>
              <text:p text:style-name="P44">$1-<text:span text:style-name="T32">m</text:span><text:span text:style-name="T21">4</text:span><text:span text:style-name="T32">1</text:span></text:p>
              <text:p text:style-name="P44">$1-<text:span text:style-name="T32">m</text:span><text:span text:style-name="T21">4</text:span><text:span text:style-name="T32">2</text:span></text:p>
              <text:p text:style-name="P44">$1-<text:span text:style-name="T32">m</text:span><text:span text:style-name="T21">4</text:span><text:span text:style-name="T32">3</text:span></text:p>
              <text:p text:style-name="P44">$1-<text:span text:style-name="T32">m</text:span><text:span text:style-name="T21">4</text:span><text:span text:style-name="T32">4</text:span></text:p>
            </text:section>
          </table:table-cell>
          <table:table-cell table:style-name="t1.B3" office:value-type="string">
            <text:p text:style-name="P16">$1-av<text:span text:style-name="T32">4</text:span></text:p>
          </table:table-cell>
          <table:table-cell table:style-name="t1.B3" office:value-type="string">
            <text:p text:style-name="P16">$1-o<text:span text:style-name="T32">4</text:span></text:p>
          </table:table-cell>
          <table:table-cell table:style-name="t1.B3" office:value-type="string">
            <text:p text:style-name="P9"><text:span text:style-name="T63">±</text:span><text:span text:style-name="T57">19</text:span></text:p>
          </table:table-cell>
          <table:table-cell table:style-name="t1.B3" office:value-type="string">
            <text:p text:style-name="P16">$1-q<text:span text:style-name="T32">4</text:span></text:p>
          </table:table-cell>
          <table:table-cell table:style-name="t1.I3" office:value-type="string">
            <text:p text:style-name="P33">±15</text:p>
          </table:table-cell>
        </table:table-row>
        <table:table-row>
          <table:table-cell table:style-name="t1.A3" office:value-type="string">
            <text:p text:style-name="P15">4.0 Sv/h</text:p>
          </table:table-cell>
          <table:table-cell table:style-name="t1.B3" office:value-type="string">
            <text:p text:style-name="P16">$1-n<text:span text:style-name="T32">5</text:span></text:p>
          </table:table-cell>
          <table:table-cell table:style-name="t1.B3" office:value-type="string">
            <text:p text:style-name="P16">$1-d<text:span text:style-name="T32">5</text:span></text:p>
          </table:table-cell>
          <table:table-cell table:style-name="t1.D3" office:value-type="string">
            <text:section text:style-name="Sect1" text:name="Раздел61">
              <text:p text:style-name="P3">$1-<text:span text:style-name="T32">m</text:span><text:span text:style-name="T21">5</text:span><text:span text:style-name="T32">0</text:span></text:p>
              <text:p text:style-name="P44">$1-<text:span text:style-name="T32">m</text:span><text:span text:style-name="T21">5</text:span><text:span text:style-name="T32">1</text:span></text:p>
              <text:p text:style-name="P44">$1-<text:span text:style-name="T32">m</text:span><text:span text:style-name="T21">5</text:span><text:span text:style-name="T32">2</text:span></text:p>
              <text:p text:style-name="P44">$1-<text:span text:style-name="T32">m</text:span><text:span text:style-name="T21">5</text:span><text:span text:style-name="T32">3</text:span></text:p>
              <text:p text:style-name="P44">$1-<text:span text:style-name="T32">m</text:span><text:span text:style-name="T21">5</text:span><text:span text:style-name="T32">4</text:span></text:p>
            </text:section>
          </table:table-cell>
          <table:table-cell table:style-name="t1.B3" office:value-type="string">
            <text:p text:style-name="P16">$1-av<text:span text:style-name="T32">5</text:span></text:p>
          </table:table-cell>
          <table:table-cell table:style-name="t1.B3" office:value-type="string">
            <text:p text:style-name="P16">$1-o<text:span text:style-name="T32">5</text:span></text:p>
          </table:table-cell>
          <table:table-cell table:style-name="t1.B3" office:value-type="string">
            <text:p text:style-name="P9"><text:span text:style-name="T63">±</text:span><text:span text:style-name="T57">19</text:span></text:p>
          </table:table-cell>
          <table:table-cell table:style-name="t1.B3" office:value-type="string">
            <text:p text:style-name="P16">$1-q<text:span text:style-name="T32">5</text:span></text:p>
          </table:table-cell>
          <table:table-cell table:style-name="t1.I3" office:value-type="string">
            <text:p text:style-name="P33">±15</text:p>
          </table:table-cell>
        </table:table-row>
        <table:table-row>
          <table:table-cell table:style-name="t1.A10" office:value-type="string">
            <text:p text:style-name="P15"><text:span text:style-name="T32">8</text:span>.0 Sv/h</text:p>
          </table:table-cell>
          <table:table-cell table:style-name="t1.B10" office:value-type="string">
            <text:p text:style-name="P16">$1-n<text:span text:style-name="T32">6</text:span></text:p>
          </table:table-cell>
          <table:table-cell table:style-name="t1.B10" office:value-type="string">
            <text:p text:style-name="P16">$1-d<text:span text:style-name="T32">6</text:span></text:p>
          </table:table-cell>
          <table:table-cell table:style-name="t1.D10" office:value-type="string">
            <text:section text:style-name="Sect1" text:name="Раздел62">
              <text:p text:style-name="P3">$1-<text:span text:style-name="T32">m6</text:span><text:span text:style-name="T32">0</text:span></text:p>
              <text:p text:style-name="P44">$1-<text:span text:style-name="T32">m6</text:span><text:span text:style-name="T32">1</text:span></text:p>
              <text:p text:style-name="P44">$1-<text:span text:style-name="T32">m</text:span><text:span text:style-name="T21">6</text:span><text:span text:style-name="T32">2</text:span></text:p>
              <text:p text:style-name="P44">$1-<text:span text:style-name="T32">m</text:span><text:span text:style-name="T21">6</text:span><text:span text:style-name="T32">3</text:span></text:p>
              <text:p text:style-name="P44">$1-<text:span text:style-name="T32">m</text:span><text:span text:style-name="T21">6</text:span><text:span text:style-name="T32">4</text:span></text:p>
            </text:section>
          </table:table-cell>
          <table:table-cell table:style-name="t1.B10" office:value-type="string">
            <text:p text:style-name="P16">$1-av<text:span text:style-name="T32">6</text:span></text:p>
          </table:table-cell>
          <table:table-cell table:style-name="t1.B10" office:value-type="string">
            <text:p text:style-name="P16">$1-o<text:span text:style-name="T32">6</text:span></text:p>
          </table:table-cell>
          <table:table-cell table:style-name="t1.B10" office:value-type="string">
            <text:p text:style-name="P9"><text:span text:style-name="T63">±</text:span><text:span text:style-name="T57">19</text:span></text:p>
          </table:table-cell>
          <table:table-cell table:style-name="t1.B10" office:value-type="string">
            <text:p text:style-name="P16">$1-q<text:span text:style-name="T32">6</text:span></text:p>
          </table:table-cell>
          <table:table-cell table:style-name="t1.I10" office:value-type="string">
            <text:p text:style-name="P33">±15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9"><text:span text:style-name="T2">AT2503B/2 </text:span><text:span text:style-name="T21">(</text:span><text:span text:style-name="T70">γ</text:span><text:span text:style-name="T21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40"><text:span text:style-name="T2">Actual dose value</text:span><text:span text:style-name="T1">,</text:span></text:p>
            <text:p text:style-name="P40"><text:span text:style-name="T23">H</text:span><text:span text:style-name="T38">p</text:span><text:span text:style-name="T37">0</text:span><text:span text:style-name="T21">(10)</text:span></text:p>
          </table:table-cell>
          <table:table-cell table:style-name="s1.B2" table:number-rows-spanned="2" office:value-type="string">
            <text:p text:style-name="P4">Dose rate,</text:p>
            <text:p text:style-name="P42"><text:span text:style-name="T33">Ḣ</text:span><text:span text:style-name="T42">oi</text:span><text:span text:style-name="T55">(10) /</text:span></text:p>
            <text:p text:style-name="P53">t, s</text:p>
          </table:table-cell>
          <table:table-cell table:style-name="s1.B2" table:number-rows-spanned="2" office:value-type="string">
            <text:p text:style-name="P54">Radiati<text:span text:style-name="T71">on source / </text:span></text:p>
            <text:p text:style-name="P52">d, cm</text:p>
          </table:table-cell>
          <table:table-cell table:style-name="s1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3">Response variation</text:p>
            <text:p text:style-name="P56"><text:span text:style-name="T51">R</text:span><text:span text:style-name="T41">w</text:span><text:span text:style-name="T38">i</text:span><text:span text:style-name="T32">,</text:span> %</text:p>
          </table:table-cell>
          <table:table-cell table:style-name="s1.B2" table:number-rows-spanned="2" office:value-type="string">
            <text:p text:style-name="P29"><text:span text:style-name="T21">Response variation limits, </text:span><text:span text:style-name="T27">R</text:span><text:span text:style-name="T41">w</text:span><text:span text:style-name="T38">i</text:span><text:span text:style-name="T21">, %</text:span></text:p>
          </table:table-cell>
          <table:table-cell table:style-name="s1.B2" table:number-rows-spanned="2" office:value-type="string">
            <text:p text:style-name="P30"><text:span text:style-name="T21">Coefficient of variation </text:span><text:span text:style-name="T22">v</text:span><text:span text:style-name="T38">i</text:span><text:span text:style-name="T21">,</text:span> %</text:p>
          </table:table-cell>
          <table:table-cell table:style-name="s1.J2" table:number-rows-spanned="2" office:value-type="string">
            <text:p text:style-name="P22">Coefficient</text:p>
            <text:p text:style-name="P23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40"><text:span text:style-name="T23">H</text:span><text:span text:style-name="T38">pi</text:span><text:span text:style-name="T21">(10)</text:span></text:p>
          </table:table-cell>
          <table:table-cell table:style-name="s1.D3" office:value-type="string">
            <text:p text:style-name="P40"><text:span text:style-name="T23">H</text:span><text:span text:style-name="T38">pi</text:span><text:span text:style-name="T21">(10)</text:span><text:span text:style-name="T37">meas</text:span><text:span text:style-name="T36">.</text:span></text:p>
          </table:table-cell>
          <table:table-cell table:style-name="s1.D3" office:value-type="string">
            <text:p text:style-name="P40"><text:span text:style-name="T23">H</text:span><text:span text:style-name="T38">pi</text:span><text:span text:style-name="T27">(10)</text:span><text:span text:style-name="T41">meas</text:span><text:span text:style-name="T42">.</text:span><text:span text:style-name="T54">-</text:span><text:span text:style-name="T23">H</text:span><text:span text:style-name="T38">p</text:span><text:span text:style-name="T37">0</text:span><text:span text:style-name="T21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5">4.0 <text:span text:style-name="T32">µSv</text:span></text:p>
          </table:table-cell>
          <table:table-cell table:style-name="s1.B4" office:value-type="string">
            <text:p text:style-name="P8"><text:s text:c="2"/>4<text:span text:style-name="T21">0 </text:span><text:span text:style-name="T32">µSv/h</text:span> <text:s/></text:p>
            <text:p text:style-name="P9"><text:span text:style-name="T32">360</text:span>s</text:p>
          </table:table-cell>
          <table:table-cell table:style-name="s1.B4" office:value-type="string">
            <text:p text:style-name="P8"><text:s text:c="2"/>##1-<text:span text:style-name="T21">dn</text:span>_<text:span text:style-name="T32">1 <text:s/></text:span></text:p>
            <text:p text:style-name="P18"><text:span text:style-name="T32">##1-</text:span><text:span text:style-name="T21">dd_1</text:span></text:p>
          </table:table-cell>
          <table:table-cell table:style-name="s1.B4" office:value-type="string">
            <text:p text:style-name="P16">##1-d_dev_<text:span text:style-name="T32">1</text:span></text:p>
          </table:table-cell>
          <table:table-cell table:style-name="s1.B4" office:value-type="string">
            <text:p text:style-name="P16">##1-dose_<text:span text:style-name="T32">1</text:span></text:p>
          </table:table-cell>
          <table:table-cell table:style-name="s1.B4" office:value-type="string">
            <text:p text:style-name="P16">##1-d_res_<text:span text:style-name="T32">1</text:span></text:p>
          </table:table-cell>
          <table:table-cell table:style-name="s1.B4" office:value-type="string">
            <text:p text:style-name="P16">##1-o_pog_<text:span text:style-name="T32">1</text:span></text:p>
          </table:table-cell>
          <table:table-cell table:style-name="s1.B4" office:value-type="string">
            <text:p text:style-name="P24">±20</text:p>
          </table:table-cell>
          <table:table-cell table:style-name="s1.B4" office:value-type="string">
            <text:p text:style-name="P16">##1-d_gran_<text:span text:style-name="T32">1</text:span></text:p>
          </table:table-cell>
          <table:table-cell table:style-name="s1.J4" office:value-type="string">
            <text:p text:style-name="P9"><text:span text:style-name="T63">±</text:span>15.2</text:p>
          </table:table-cell>
        </table:table-row>
        <table:table-row>
          <table:table-cell table:style-name="s1.A5" office:value-type="string">
            <text:p text:style-name="P15">4.0 mSv</text:p>
          </table:table-cell>
          <table:table-cell table:style-name="s1.B5" office:value-type="string">
            <text:p text:style-name="P8"><text:s text:c="2"/><text:span text:style-name="T32">8</text:span><text:span text:style-name="T21">0 m</text:span><text:span text:style-name="T32">Sv/h</text:span> <text:s/></text:p>
            <text:p text:style-name="P9">180s</text:p>
          </table:table-cell>
          <table:table-cell table:style-name="s1.B5" office:value-type="string">
            <text:p text:style-name="P8"><text:s text:c="2"/>##1-<text:span text:style-name="T21">dn</text:span>_<text:span text:style-name="T32">2 <text:s/></text:span></text:p>
            <text:p text:style-name="P18"><text:span text:style-name="T32">##1-</text:span><text:span text:style-name="T21">dd_</text:span><text:span text:style-name="T32">2</text:span></text:p>
          </table:table-cell>
          <table:table-cell table:style-name="s1.B5" office:value-type="string">
            <text:p text:style-name="P16">##1-d_dev_<text:span text:style-name="T32">2</text:span></text:p>
          </table:table-cell>
          <table:table-cell table:style-name="s1.B5" office:value-type="string">
            <text:p text:style-name="P16">##1-dose_<text:span text:style-name="T32">2</text:span></text:p>
          </table:table-cell>
          <table:table-cell table:style-name="s1.B5" office:value-type="string">
            <text:p text:style-name="P16">##1-d_res_<text:span text:style-name="T32">2</text:span></text:p>
          </table:table-cell>
          <table:table-cell table:style-name="s1.B5" office:value-type="string">
            <text:p text:style-name="P16">##1-o_pog_<text:span text:style-name="T32">2</text:span></text:p>
          </table:table-cell>
          <table:table-cell table:style-name="s1.B5" office:value-type="string">
            <text:p text:style-name="P24">±19</text:p>
          </table:table-cell>
          <table:table-cell table:style-name="s1.B5" office:value-type="string">
            <text:p text:style-name="P16">##1-d_gran_<text:span text:style-name="T32">2</text:span></text:p>
          </table:table-cell>
          <table:table-cell table:style-name="s1.J5" office:value-type="string">
            <text:p text:style-name="P9"><text:span text:style-name="T64">±</text:span>5</text:p>
          </table:table-cell>
        </table:table-row>
      </table:table>
      <text:p text:style-name="P5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6">Calibrated by:</text:p>
          </table:table-cell>
          <table:table-cell table:style-name="Таблица1.A1" office:value-type="string">
            <text:p text:style-name="P47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7"/>
          </table:table-cell>
          <table:table-cell table:style-name="Таблица1.C2" office:value-type="string">
            <text:p text:style-name="P45">(signature)</text:p>
          </table:table-cell>
        </table:table-row>
        <table:table-row>
          <table:table-cell table:style-name="Таблица1.A1" office:value-type="string">
            <text:p text:style-name="P46">Technical control:</text:p>
          </table:table-cell>
          <table:table-cell table:style-name="Таблица1.A1" office:value-type="string">
            <text:p text:style-name="P48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45">(signature)</text:p>
          </table:table-cell>
        </table:table-row>
      </table:table>
      <text:p text:style-name="P5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B/2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1-16T09:11:42.54</dc:date>
    <meta:editing-duration>P3DT16H22M33S</meta:editing-duration>
    <meta:editing-cycles>465</meta:editing-cycles>
    <meta:generator>OpenOffice/4.1.6$Win32 OpenOffice.org_project/416m1$Build-9790</meta:generator>
    <meta:document-statistic meta:table-count="3" meta:image-count="1" meta:object-count="0" meta:page-count="2" meta:paragraph-count="190" meta:word-count="388" meta:character-count="2581"/>
  </office:meta>
</office:document-meta>
</file>